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1f3f8" officeooo:paragraph-rsid="0011f3f8"/>
    </style:style>
    <style:style style:name="P2" style:family="paragraph" style:parent-style-name="Standard">
      <style:text-properties style:font-name="Ubuntu" officeooo:rsid="0011f3f8" officeooo:paragraph-rsid="0012fab6"/>
    </style:style>
    <style:style style:name="P3" style:family="paragraph" style:parent-style-name="Standard">
      <style:paragraph-properties fo:text-align="center" style:justify-single-word="false"/>
      <style:text-properties style:font-name="Ubuntu" officeooo:rsid="0011f3f8" officeooo:paragraph-rsid="0011f3f8"/>
    </style:style>
    <style:style style:name="P4" style:family="paragraph" style:parent-style-name="Standard">
      <style:paragraph-properties fo:text-align="center" style:justify-single-word="false"/>
      <style:text-properties style:font-name="Ubuntu" fo:font-size="32pt" officeooo:rsid="0011f3f8" officeooo:paragraph-rsid="0011f3f8" style:font-size-asian="32pt" style:font-size-complex="32pt"/>
    </style:style>
    <style:style style:name="P5" style:family="paragraph" style:parent-style-name="Standard">
      <style:text-properties style:font-name="Ubuntu" officeooo:rsid="0012fab6" officeooo:paragraph-rsid="0012fab6"/>
    </style:style>
    <style:style style:name="P6" style:family="paragraph" style:parent-style-name="Standard">
      <style:paragraph-properties fo:text-align="center" style:justify-single-word="false"/>
      <style:text-properties style:font-name="Ubuntu" fo:font-size="14pt" fo:font-weight="bold" officeooo:rsid="0011f3f8" officeooo:paragraph-rsid="0011f3f8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Ubuntu" fo:font-size="14pt" fo:font-weight="bold" officeooo:rsid="0012fab6" officeooo:paragraph-rsid="0012fab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14pt" fo:font-weight="bold" officeooo:rsid="0012fab6" officeooo:paragraph-rsid="00134c9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" fo:font-size="14pt" fo:font-weight="bold" officeooo:rsid="0012fab6" officeooo:paragraph-rsid="0012fab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fo:font-weight="bold" officeooo:rsid="0012fab6" officeooo:paragraph-rsid="00134c9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4pt" fo:font-weight="bold" officeooo:rsid="00134c96" officeooo:paragraph-rsid="00134c9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Ubuntu" officeooo:rsid="00134c96" officeooo:paragraph-rsid="00134c96"/>
    </style:style>
    <style:style style:name="P13" style:family="paragraph" style:parent-style-name="Standard">
      <style:paragraph-properties fo:text-align="start" style:justify-single-word="false"/>
      <style:text-properties style:font-name="Ubuntu" officeooo:rsid="00134c96" officeooo:paragraph-rsid="00134c96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normal" officeooo:rsid="0012fab6" officeooo:paragraph-rsid="00134c9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normal" officeooo:rsid="00134c96" officeooo:paragraph-rsid="00134c96" style:font-size-asian="10.5pt" style:font-weight-asian="normal" style:font-size-complex="12pt" style:font-weight-complex="normal"/>
    </style:style>
    <style:style style:name="T1" style:family="text">
      <style:text-properties officeooo:rsid="0012fab6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3a000"/>
    </style:style>
    <style:style style:name="T4" style:family="text">
      <style:text-properties officeooo:rsid="0014b0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lender projection tools</text:p>
      <text:p text:style-name="P4">Design Document</text:p>
      <text:p text:style-name="P1"/>
      <text:p text:style-name="P1"/>
      <text:p text:style-name="P1"/>
      <text:p text:style-name="P3"/>
      <text:p text:style-name="P6">Goal</text:p>
      <text:p text:style-name="P1"/>
      <text:p text:style-name="P1">Project a texture onto a 3D mesh – with or without Uvs- and paint those values to a vertex paint layer. If the mesh has Uvs, add support for painting to texture. </text:p>
      <text:p text:style-name="P1"/>
      <text:p text:style-name="P1">Currently, the displacement function will only use vertex paint data for <text:span text:style-name="T1">displacement.</text:span> This is a computation heavy process. My current setup is an intel 17 with about 16G of ram and an Nvidia 1070. Currently the displacement process crashes Blender with a mesh of 13M vertices.</text:p>
      <text:p text:style-name="P1"/>
      <text:p text:style-name="P1"/>
      <text:p text:style-name="P9">Projection</text:p>
      <text:p text:style-name="P9"/>
      <text:p text:style-name="P5"/>
      <text:p text:style-name="P5">- mask by blue channel – invert value so 1(blue) = masked since it’s set to 0(unmasked) by default.</text:p>
      <text:p text:style-name="P5"/>
      <text:p text:style-name="P5">- add an invert mask bool</text:p>
      <text:p text:style-name="P5"/>
      <text:p text:style-name="P5">- displacement values are to be stored in the red channel.</text:p>
      <text:p text:style-name="P5"/>
      <text:p text:style-name="P5">- blue channel is not used</text:p>
      <text:p text:style-name="P5"/>
      <text:p text:style-name="P5">- <text:span text:style-name="T4">Mask is based on an input texture</text:span></text:p>
      <text:p text:style-name="P5"/>
      <text:p text:style-name="P5">- <text:span text:style-name="T4">Warp the mask based on the formula for a circle</text:span></text:p>
      <text:p text:style-name="P5"/>
      <text:p text:style-name="P5">- <text:span text:style-name="T4">Input or generate a noise texture to use as a warp map</text:span></text:p>
      <text:p text:style-name="P5"/>
      <text:p text:style-name="P5">- <text:span text:style-name="T4">Values for strength of both the X and Y axis. Gives an oval shaped warp if only 1 value is adjusted</text:span></text:p>
      <text:p text:style-name="P5"/>
      <text:p text:style-name="P5">- <text:span text:style-name="T4">Circle size value.</text:span></text:p>
      <text:p text:style-name="P5"/>
      <text:p text:style-name="P5"/>
      <text:p text:style-name="P5"/>
      <text:p text:style-name="P9">For Later Implementation</text:p>
      <text:p text:style-name="P7"/>
      <text:p text:style-name="P5"/>
      <text:p text:style-name="P5"><text:soft-page-break/>- a second vertex color map can be used for vector displacement</text:p>
      <text:p text:style-name="P5"/>
      <text:p text:style-name="P5">- vertex displacement brush for the sculpt tool?</text:p>
      <text:p text:style-name="P5"/>
      <text:p text:style-name="P5">- <text:span text:style-name="T4">Change projection axis</text:span></text:p>
      <text:p text:style-name="P5"/>
      <text:p text:style-name="P5"/>
      <text:p text:style-name="P5"/>
      <text:p text:style-name="P9">Issues</text:p>
      <text:p text:style-name="P7"/>
      <text:p text:style-name="P5"/>
      <text:p text:style-name="P5">potentially find a way to thread this process as a 13m vertex mesh takes about 2 minutes to paint.</text:p>
      <text:p text:style-name="P5"/>
      <text:p text:style-name="P5"/>
      <text:p text:style-name="P12"><text:span text:style-name="T2">Displacement</text:span></text:p>
      <text:p text:style-name="P12"/>
      <text:p text:style-name="P12"/>
      <text:p text:style-name="P13">- <text:span text:style-name="T3">Needs a displacement midpoint value (0 – 1) default = 0.5</text:span></text:p>
      <text:p text:style-name="P13"/>
      <text:p text:style-name="P13">- <text:span text:style-name="T3">Needs a displacement amount value. Allow for positive and negative values</text:span></text:p>
      <text:p text:style-name="P13"/>
      <text:p text:style-name="P13">- <text:span text:style-name="T3">Displacement occurs along vertex normal.</text:span></text:p>
      <text:p text:style-name="P13"/>
      <text:p text:style-name="P13"/>
      <text:p text:style-name="P8">For Later Implementation</text:p>
      <text:p text:style-name="P10"/>
      <text:p text:style-name="P14">- <text:span text:style-name="T3">Vector displacement</text:span></text:p>
      <text:p text:style-name="P14"/>
      <text:p text:style-name="P14">- <text:span text:style-name="T3">Modify normal direction</text:span></text:p>
      <text:p text:style-name="P8"/>
      <text:p text:style-name="P11">Issues</text:p>
      <text:p text:style-name="P11"/>
      <text:p text:style-name="P11"/>
      <text:p text:style-name="P15">- <text:span text:style-name="T3">Extreme memory usage. Possibly split the mesh apart and deform indivially</text:span></text:p>
      <text:p text:style-name="P15"/>
      <text:p text:style-name="P15">- <text:span text:style-name="T3">Look into threading. Memory may be the limiting factor in this instance so threading may not significantly improve performance.</text:span></text:p>
      <text:p text:style-name="P11"/>
      <text:p text:style-name="P11"/>
      <text:p text:style-name="P9">Notes</text:p>
      <text:p text:style-name="P1"/>
      <text:p text:style-name="P2">- Programmed in Python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1:10:03.136398718</meta:creation-date>
    <dc:date>2017-03-11T21:41:49.320076477</dc:date>
    <meta:editing-duration>PT31M4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309" meta:character-count="1721" meta:non-whitespace-character-count="1441"/>
  </office:meta>
</office:document-meta>
</file>